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Oxygen, Oxygen-Sans, Ubuntu, Cantarell, 'Helvetica Neue', 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bceb" officeooo:paragraph-rsid="0007bceb"/>
    </style:style>
    <style:style style:name="P2" style:family="paragraph" style:parent-style-name="Preformatted_20_Text" style:list-style-name="L1">
      <style:text-properties officeooo:paragraph-rsid="000d5c97"/>
    </style:style>
    <style:style style:name="P3" style:family="paragraph" style:parent-style-name="Preformatted_20_Text" style:list-style-name="L1">
      <style:text-properties officeooo:rsid="0007bceb" officeooo:paragraph-rsid="0007bceb"/>
    </style:style>
    <style:style style:name="P4" style:family="paragraph" style:parent-style-name="Preformatted_20_Text" style:list-style-name="L1">
      <style:text-properties officeooo:rsid="0007bceb" officeooo:paragraph-rsid="0008056b"/>
    </style:style>
    <style:style style:name="P5" style:family="paragraph" style:parent-style-name="Preformatted_20_Text">
      <style:text-properties officeooo:rsid="0007bceb" officeooo:paragraph-rsid="0007bceb"/>
    </style:style>
    <style:style style:name="P6" style:family="paragraph" style:parent-style-name="Preformatted_20_Text" style:list-style-name="L1">
      <style:text-properties officeooo:rsid="00099afc" officeooo:paragraph-rsid="00099afc"/>
    </style:style>
    <style:style style:name="P7" style:family="paragraph" style:parent-style-name="Preformatted_20_Text" style:list-style-name="L1">
      <style:text-properties fo:font-weight="bold" officeooo:rsid="0007bceb" officeooo:paragraph-rsid="000d5c97" style:font-weight-asian="bold" style:font-weight-complex="bold"/>
    </style:style>
    <style:style style:name="T1" style:family="text">
      <style:text-properties officeooo:rsid="0008056b"/>
    </style:style>
    <style:style style:name="T2" style:family="text">
      <style:text-properties officeooo:rsid="00092004"/>
    </style:style>
    <style:style style:name="T3" style:family="text">
      <style:text-properties officeooo:rsid="000d35e1"/>
    </style:style>
    <style:style style:name="T4" style:family="text">
      <style:text-properties fo:font-variant="normal" fo:text-transform="none" fo:color="#2c2f34" style:font-name="apple-system" fo:font-size="11.25pt" fo:letter-spacing="normal" fo:font-style="normal" fo:font-weight="bold" loext:padding="0cm" loext:border="none"/>
    </style:style>
    <style:style style:name="T5" style:family="text">
      <style:text-properties officeooo:rsid="000d5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list xml:id="list2825667673372730283" text:style-name="L1">
        <text:list-item>
          <text:p text:style-name="P3">&gt; <text:span text:style-name="T2">$</text:span>HADOOP_HOME/bin/hadoop fs -mkdir /<text:span text:style-name="T1">md5_assignment</text:span></text:p>
        </text:list-item>
        <text:list-item>
          <text:p text:style-name="P4">&gt; <text:span text:style-name="T2">$</text:span>HADOOP_HOME/bin/hadoop fs -mkdir /<text:span text:style-name="T1">md5_assignment</text:span>/<text:span text:style-name="T1">images</text:span> </text:p>
        </text:list-item>
        <text:list-item>
          <text:p text:style-name="P7">&gt; <text:span text:style-name="T2">$</text:span>HADOOP_HOME/bin/hadoop fs -mkdir /<text:span text:style-name="T1">md5_assignment</text:span>/<text:span text:style-name="T5">seuqence_results</text:span></text:p>
        </text:list-item>
        <text:list-item>
          <text:p text:style-name="P4">&gt; <text:span text:style-name="T2">$</text:span>HADOOP_HOME/bin/hadoop fs -put <text:span text:style-name="T1">~/Downloads/Md5_checksum_assignments/images/*</text:span> <text:span text:style-name="T1">md5_assignment</text:span>/<text:span text:style-name="T1">images</text:span> </text:p>
          <text:p text:style-name="P4"/>
        </text:list-item>
        <text:list-item>
          <text:p text:style-name="P6">&gt; hdfs dfs -ls /md5_assignment/images</text:p>
        </text:list-item>
        <text:list-item>
          <text:p text:style-name="P6">&gt; hdfs dfs -chmod 777 /md5_assignment</text:p>
        </text:list-item>
        <text:list-item>
          <text:p text:style-name="P6">&gt; hdfs dfs -chmod 777 /md5_assignment/images</text:p>
        </text:list-item>
        <text:list-item>
          <text:p text:style-name="P6">&gt; hdfs dfs -chmod 777 /md5_assignment/images/*</text:p>
        </text:list-item>
      </text:list>
      <text:p text:style-name="P1"/>
      <text:p text:style-name="P1"/>
      <text:list xml:id="list102821126490976" text:continue-numbering="true" text:style-name="L1">
        <text:list-item>
          <text:p text:style-name="P2"><text:span text:style-name="T3">&gt; </text:span><text:span text:style-name="T4">Hadoop jar </text:span><text:span text:style-name="T3">~/IdeaProjects/assignment/out/artifacts/assignment_jar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Oxygen, Oxygen-Sans, Ubuntu, Cantarell, 'Helvetica Neue', 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0:28:19.347896617</dc:date>
    <meta:editing-duration>PT23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8" meta:character-count="522" meta:non-whitespace-character-count="480"/>
  </office:meta>
</office:document-meta>
</file>